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Google Sans" fo:font-size="16.5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000000" loext:opacity="100%" style:font-name="Google Sans Text" fo:font-size="10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/>
      <style:text-properties fo:font-variant="normal" fo:text-transform="none" fo:color="#000000" loext:opacity="100%" style:font-name="Google Sans Text" fo:font-size="10.5pt" fo:letter-spacing="normal" fo:font-style="normal" fo:font-weight="bold" style:font-weight-asian="bold" style:font-weight-complex="bold"/>
    </style:style>
    <style:style style:name="P7" style:family="paragraph" style:parent-style-name="Standard">
      <style:text-properties fo:color="#000000" loext:opacity="100%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font-name="Google Sans Text" fo:font-size="10.5pt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elhasználói útmutató APK fájlok telepítéséhez Androidon</text:h>
      <text:p text:style-name="P2">Az APK (Android Package Kit) fájlok Android alkalmazások telepítőcsomagjai. Míg a legtöbb alkalmazást a Google Play Áruházból telepítjük, APK fájlokkal külső forrásokból is telepíthetünk alkalmazásokat. Fontos azonban a biztonság, ezért csak megbízható forrásokból származó APK fájlokat telepíts!</text:p>
      <text:p text:style-name="P3"><text:span text:style-name="Strong_20_Emphasis"><text:span text:style-name="T1">1. Engedélyezd az ismeretlen forrásokból történő telepítést:</text:span></text:span></text:p>
      <text:p text:style-name="P2">Ez a lépés kritikus, mivel az Android alapértelmezés szerint blokkolja a Play Áruházon kívüli forrásokból származó alkalmazások telepítését. A pontos lépések a telefonod Android verziójától függően változhatnak, de általában a következők:</text:p>
      <text:list text:style-name="L1">
        <text:list-item>
          <text:p text:style-name="P4"><text:span text:style-name="Strong_20_Emphasis"><text:span text:style-name="T1">Android 8.0 (Oreo) és újabb:</text:span></text:span><text:span text:style-name="T1"> Nyisd meg a </text:span><text:span text:style-name="Strong_20_Emphasis"><text:span text:style-name="T1">Beállítások</text:span></text:span><text:span text:style-name="T1"> alkalmazást, majd keresd meg a </text:span><text:span text:style-name="Strong_20_Emphasis"><text:span text:style-name="T1">Biometria és biztonság</text:span></text:span><text:span text:style-name="T1"> vagy </text:span><text:span text:style-name="Strong_20_Emphasis"><text:span text:style-name="T1">Biztonság</text:span></text:span><text:span text:style-name="T1"> menüpontot. Itt keresd meg az </text:span><text:span text:style-name="Strong_20_Emphasis"><text:span text:style-name="T1">Ismeretlen alkalmazások telepítése</text:span></text:span><text:span text:style-name="T1"> opciót. Válaszd ki azt az alkalmazást (pl. fájlkezelő, böngésző), amellyel megnyitod majd az APK fájlt, és engedélyezd a telepítést ebből a forrásból.</text:span></text:p>
        </text:list-item>
        <text:list-item>
          <text:p text:style-name="P4"><text:span text:style-name="Strong_20_Emphasis"><text:span text:style-name="T1">Régebbi Android verziók:</text:span></text:span><text:span text:style-name="T1"> Nyisd meg a </text:span><text:span text:style-name="Strong_20_Emphasis"><text:span text:style-name="T1">Beállítások</text:span></text:span><text:span text:style-name="T1"> alkalmazást, majd a </text:span><text:span text:style-name="Strong_20_Emphasis"><text:span text:style-name="T1">Biztonság</text:span></text:span><text:span text:style-name="T1"> menüpontot. Keresd meg és pipáld ki az </text:span><text:span text:style-name="Strong_20_Emphasis"><text:span text:style-name="T1">Ismeretlen források</text:span></text:span><text:span text:style-name="T1"> opciót. Ezután egy figyelmeztető üzenet jelenik meg, melyre figyelj oda!</text:span></text:p>
        </text:list-item>
      </text:list>
      <text:p text:style-name="P3"><text:span text:style-name="Strong_20_Emphasis"><text:span text:style-name="T1">2. Keresd meg a letöltött APK fájlt:</text:span></text:span></text:p>
      <text:p text:style-name="P3"><text:span text:style-name="T1">Általában a </text:span><text:span text:style-name="Strong_20_Emphasis"><text:span text:style-name="T1">Letöltések</text:span></text:span><text:span text:style-name="T1"> mappában találod a letöltött APK fájlt. Használj fájlkezelő alkalmazást a megkereséséhez.</text:span></text:p>
      <text:p text:style-name="P3"><text:span text:style-name="Strong_20_Emphasis"><text:span text:style-name="T1">3. Indítsd el a telepítést:</text:span></text:span></text:p>
      <text:p text:style-name="P2">Koppints a letöltött APK fájlra. Egy telepítési képernyő jelenik meg, amelyen láthatod az alkalmazás által kért engedélyeket.</text:p>
      <text:p text:style-name="P3"><text:span text:style-name="Strong_20_Emphasis"><text:span text:style-name="T1">4. Tekintsd át az engedélyeket:</text:span></text:span></text:p>
      <text:p text:style-name="P2">Fontos, hogy gondosan ellenőrizd az alkalmazás által kért engedélyeket. Ha gyanúsnak tűnik valamelyik engedély, inkább ne telepítsd az alkalmazást.</text:p>
      <text:p text:style-name="P3"><text:span text:style-name="Strong_20_Emphasis"><text:span text:style-name="T1">5. Telepítsd az alkalmazást:</text:span></text:span></text:p>
      <text:p text:style-name="P3"><text:span text:style-name="T1">Ha elfogadod az engedélyeket, koppints a </text:span><text:span text:style-name="Strong_20_Emphasis"><text:span text:style-name="T1">Telepítés</text:span></text:span><text:span text:style-name="T1"> gombra. A telepítés néhány másodpercet vagy percet vehet igénybe.</text:span></text:p>
      <text:p text:style-name="P3"><text:span text:style-name="Strong_20_Emphasis"><text:span text:style-name="T1">6. Nyisd meg az alkalmazást:</text:span></text:span></text:p>
      <text:p text:style-name="P3"><text:span text:style-name="T1">A telepítés befejezése után a </text:span><text:span text:style-name="Strong_20_Emphasis"><text:span text:style-name="T1">Megnyitás</text:span></text:span><text:span text:style-name="T1"> gombra koppintva elindíthatod az alkalmazást.</text:span></text:p>
      <text:p text:style-name="P3"><text:span text:style-name="Strong_20_Emphasis"><text:span text:style-name="T1">Fontos biztonsági tanácsok:</text:span></text:span></text:p>
      <text:list text:style-name="L2">
        <text:list-item>
          <text:p text:style-name="P5"><text:span text:style-name="Strong_20_Emphasis"><text:span text:style-name="T1">Csak megbízható forrásokból tölts le APK fájlokat!</text:span></text:span><text:span text:style-name="T1"> A nem hivatalos forrásokból származó APK fájlok rosszindulatú programokat tartalmazhatnak.</text:span></text:p>
        </text:list-item>
        <text:list-item>
          <text:p text:style-name="P5"><text:soft-page-break/><text:span text:style-name="Strong_20_Emphasis"><text:span text:style-name="T1">Figyelmesen olvasd el az alkalmazás által kért engedélyeket!</text:span></text:span><text:span text:style-name="T1"> Ha egy alkalmazás túl sok engedélyt kér, vagy olyan engedélyeket kér, amelyeknek nincs köze a funkciójához, akkor lehetséges, hogy rosszindulatú.</text:span></text:p>
        </text:list-item>
        <text:list-item>
          <text:p text:style-name="P5"><text:span text:style-name="Strong_20_Emphasis"><text:span text:style-name="T1">A telepítés után tiltsd le az ismeretlen forrásokból történő telepítést!</text:span></text:span><text:span text:style-name="T1"> Ez segít megvédeni a készülékedet a véletlen rosszindulatú programtelepítésektől.</text:span></text:p>
        </text:list-item>
      </text:list>
      <text:p text:style-name="P6">A fenti lépések általános útmutatást nyújtanak. A pontos lépések a telefonod Android verziójától és a használt fájlkezelőtől függően eltérhetnek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'Helvetica Neue', sans-serif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0:12:10.026000000</meta:creation-date>
    <dc:date>2025-01-30T10:13:27.296000000</dc:date>
    <meta:editing-duration>PT1M18S</meta:editing-duration>
    <meta:editing-cycles>1</meta:editing-cycles>
    <meta:document-statistic meta:table-count="0" meta:image-count="0" meta:object-count="0" meta:page-count="2" meta:paragraph-count="21" meta:word-count="354" meta:character-count="2610" meta:non-whitespace-character-count="2282"/>
    <meta:generator>LibreOffice/24.8.4.2$Windows_X86_64 LibreOffice_project/bb3cfa12c7b1bf994ecc5649a80400d06cd71002</meta:generator>
  </office:meta>
</office:document-meta>
</file>